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6-12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556" calcext:value-type="float">
            <text:p>44.4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6792" calcext:value-type="float">
            <text:p>44.4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46" calcext:value-type="float">
            <text:p>44.4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2408" calcext:value-type="float">
            <text:p>44.4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412" calcext:value-type="float">
            <text:p>44.3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5352" calcext:value-type="float">
            <text:p>44.3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7064" calcext:value-type="float">
            <text:p>44.3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0488" calcext:value-type="float">
            <text:p>44.2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8296" calcext:value-type="float">
            <text:p>44.2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1344" calcext:value-type="float">
            <text:p>44.2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6104" calcext:value-type="float">
            <text:p>44.2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3912" calcext:value-type="float">
            <text:p>44.2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8672" calcext:value-type="float">
            <text:p>44.2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4288" calcext:value-type="float">
            <text:p>44.2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2096" calcext:value-type="float">
            <text:p>44.2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3328" calcext:value-type="float">
            <text:p>44.1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3328" calcext:value-type="float">
            <text:p>44.1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98" calcext:value-type="float">
            <text:p>44.1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6752" calcext:value-type="float">
            <text:p>44.1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8464" calcext:value-type="float">
            <text:p>44.0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1032" calcext:value-type="float">
            <text:p>44.0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7128" calcext:value-type="float">
            <text:p>44.0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4936" calcext:value-type="float">
            <text:p>44.0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4456" calcext:value-type="float">
            <text:p>44.0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7024" calcext:value-type="float">
            <text:p>44.0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8736" calcext:value-type="float">
            <text:p>43.9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0448" calcext:value-type="float">
            <text:p>43.9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8736" calcext:value-type="float">
            <text:p>43.9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4352" calcext:value-type="float">
            <text:p>43.9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6064" calcext:value-type="float">
            <text:p>43.9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4352" calcext:value-type="float">
            <text:p>43.9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5208" calcext:value-type="float">
            <text:p>43.9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0824" calcext:value-type="float">
            <text:p>43.9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0824" calcext:value-type="float">
            <text:p>43.9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3392" calcext:value-type="float">
            <text:p>43.9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596" calcext:value-type="float">
            <text:p>43.8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9864" calcext:value-type="float">
            <text:p>43.8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1576" calcext:value-type="float">
            <text:p>43.8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4624" calcext:value-type="float">
            <text:p>43.8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6336" calcext:value-type="float">
            <text:p>43.8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1576" calcext:value-type="float">
            <text:p>43.8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6336" calcext:value-type="float">
            <text:p>43.8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9384" calcext:value-type="float">
            <text:p>43.8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6336" calcext:value-type="float">
            <text:p>43.8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6336" calcext:value-type="float">
            <text:p>43.8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4144" calcext:value-type="float">
            <text:p>43.8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1096" calcext:value-type="float">
            <text:p>43.8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2808" calcext:value-type="float">
            <text:p>43.8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976" calcext:value-type="float">
            <text:p>43.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7088" calcext:value-type="float">
            <text:p>43.7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7088" calcext:value-type="float">
            <text:p>43.7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0616" calcext:value-type="float">
            <text:p>43.7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0616" calcext:value-type="float">
            <text:p>43.7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452" calcext:value-type="float">
            <text:p>43.7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8424" calcext:value-type="float">
            <text:p>43.7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8424" calcext:value-type="float">
            <text:p>43.7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8424" calcext:value-type="float">
            <text:p>43.7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2328" calcext:value-type="float">
            <text:p>43.7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0616" calcext:value-type="float">
            <text:p>43.7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3184" calcext:value-type="float">
            <text:p>43.7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4896" calcext:value-type="float">
            <text:p>43.7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7944" calcext:value-type="float">
            <text:p>43.7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88" calcext:value-type="float">
            <text:p>43.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7464" calcext:value-type="float">
            <text:p>43.7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4416" calcext:value-type="float">
            <text:p>43.7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1848" calcext:value-type="float">
            <text:p>43.7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0512" calcext:value-type="float">
            <text:p>43.7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5272" calcext:value-type="float">
            <text:p>43.7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7464" calcext:value-type="float">
            <text:p>43.7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356" calcext:value-type="float">
            <text:p>43.7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0992" calcext:value-type="float">
            <text:p>43.7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0136" calcext:value-type="float">
            <text:p>43.7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88" calcext:value-type="float">
            <text:p>43.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7944" calcext:value-type="float">
            <text:p>43.7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6232" calcext:value-type="float">
            <text:p>43.7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3184" calcext:value-type="float">
            <text:p>43.7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5376" calcext:value-type="float">
            <text:p>43.7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2328" calcext:value-type="float">
            <text:p>43.7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88" calcext:value-type="float">
            <text:p>43.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0136" calcext:value-type="float">
            <text:p>43.7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0136" calcext:value-type="float">
            <text:p>43.7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452" calcext:value-type="float">
            <text:p>43.7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3184" calcext:value-type="float">
            <text:p>43.7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3184" calcext:value-type="float">
            <text:p>43.7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2808" calcext:value-type="float">
            <text:p>43.8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8424" calcext:value-type="float">
            <text:p>43.7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3184" calcext:value-type="float">
            <text:p>43.7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0136" calcext:value-type="float">
            <text:p>43.7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2808" calcext:value-type="float">
            <text:p>43.8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8048" calcext:value-type="float">
            <text:p>43.8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1952" calcext:value-type="float">
            <text:p>43.8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4144" calcext:value-type="float">
            <text:p>43.8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1576" calcext:value-type="float">
            <text:p>43.8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2432" calcext:value-type="float">
            <text:p>43.8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6336" calcext:value-type="float">
            <text:p>43.8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548" calcext:value-type="float">
            <text:p>43.8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9384" calcext:value-type="float">
            <text:p>43.8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548" calcext:value-type="float">
            <text:p>43.8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6336" calcext:value-type="float">
            <text:p>43.8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7672" calcext:value-type="float">
            <text:p>43.8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9864" calcext:value-type="float">
            <text:p>43.8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9864" calcext:value-type="float">
            <text:p>43.8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3768" calcext:value-type="float">
            <text:p>43.8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2912" calcext:value-type="float">
            <text:p>43.8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5104" calcext:value-type="float">
            <text:p>43.8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6816" calcext:value-type="float">
            <text:p>43.8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3768" calcext:value-type="float">
            <text:p>43.8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9864" calcext:value-type="float">
            <text:p>43.8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2912" calcext:value-type="float">
            <text:p>43.8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9864" calcext:value-type="float">
            <text:p>43.8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9008" calcext:value-type="float">
            <text:p>43.8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9008" calcext:value-type="float">
            <text:p>43.8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7296" calcext:value-type="float">
            <text:p>43.8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3392" calcext:value-type="float">
            <text:p>43.9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9008" calcext:value-type="float">
            <text:p>43.8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2536" calcext:value-type="float">
            <text:p>43.9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3016" calcext:value-type="float">
            <text:p>43.9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4728" calcext:value-type="float">
            <text:p>43.9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9968" calcext:value-type="float">
            <text:p>43.9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3016" calcext:value-type="float">
            <text:p>43.9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9112" calcext:value-type="float">
            <text:p>43.9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9968" calcext:value-type="float">
            <text:p>43.9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0448" calcext:value-type="float">
            <text:p>43.9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0448" calcext:value-type="float">
            <text:p>43.9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788" calcext:value-type="float">
            <text:p>43.9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0928" calcext:value-type="float">
            <text:p>44.0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788" calcext:value-type="float">
            <text:p>43.9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6168" calcext:value-type="float">
            <text:p>44.0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9216" calcext:value-type="float">
            <text:p>44.0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1408" calcext:value-type="float">
            <text:p>44.0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9216" calcext:value-type="float">
            <text:p>44.0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0552" calcext:value-type="float">
            <text:p>44.0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5792" calcext:value-type="float">
            <text:p>44.0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7984" calcext:value-type="float">
            <text:p>44.0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932" calcext:value-type="float">
            <text:p>44.0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1032" calcext:value-type="float">
            <text:p>44.0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6272" calcext:value-type="float">
            <text:p>44.0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932" calcext:value-type="float">
            <text:p>44.0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1136" calcext:value-type="float">
            <text:p>44.1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9424" calcext:value-type="float">
            <text:p>44.1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8568" calcext:value-type="float">
            <text:p>44.1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9424" calcext:value-type="float">
            <text:p>44.1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7712" calcext:value-type="float">
            <text:p>44.1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6856" calcext:value-type="float">
            <text:p>44.1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7336" calcext:value-type="float">
            <text:p>44.2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2576" calcext:value-type="float">
            <text:p>44.2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3912" calcext:value-type="float">
            <text:p>44.2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8296" calcext:value-type="float">
            <text:p>44.2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3056" calcext:value-type="float">
            <text:p>44.2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0008" calcext:value-type="float">
            <text:p>44.2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4392" calcext:value-type="float">
            <text:p>44.2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3536" calcext:value-type="float">
            <text:p>44.2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4872" calcext:value-type="float">
            <text:p>44.3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4016" calcext:value-type="float">
            <text:p>44.3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792" calcext:value-type="float">
            <text:p>44.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9256" calcext:value-type="float">
            <text:p>44.3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6208" calcext:value-type="float">
            <text:p>44.3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1448" calcext:value-type="float">
            <text:p>44.3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1448" calcext:value-type="float">
            <text:p>44.3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5352" calcext:value-type="float">
            <text:p>44.3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0592" calcext:value-type="float">
            <text:p>44.3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5832" calcext:value-type="float">
            <text:p>44.3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1928" calcext:value-type="float">
            <text:p>44.3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3264" calcext:value-type="float">
            <text:p>44.4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2408" calcext:value-type="float">
            <text:p>44.4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0696" calcext:value-type="float">
            <text:p>44.4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6792" calcext:value-type="float">
            <text:p>44.4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2032" calcext:value-type="float">
            <text:p>44.4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8128" calcext:value-type="float">
            <text:p>44.4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2-12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7648" calcext:value-type="float">
            <text:p>44.4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2888" calcext:value-type="float">
            <text:p>44.4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1176" calcext:value-type="float">
            <text:p>44.4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1176" calcext:value-type="float">
            <text:p>44.4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3368" calcext:value-type="float">
            <text:p>44.4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6416" calcext:value-type="float">
            <text:p>44.4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9944" calcext:value-type="float">
            <text:p>44.5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604" calcext:value-type="float">
            <text:p>44.5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3472" calcext:value-type="float">
            <text:p>44.5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8712" calcext:value-type="float">
            <text:p>44.5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0048" calcext:value-type="float">
            <text:p>44.5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3576" calcext:value-type="float">
            <text:p>44.6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5768" calcext:value-type="float">
            <text:p>44.6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4536" calcext:value-type="float">
            <text:p>44.6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1112" calcext:value-type="float">
            <text:p>44.7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3304" calcext:value-type="float">
            <text:p>44.7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2928" calcext:value-type="float">
            <text:p>44.7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7312" calcext:value-type="float">
            <text:p>44.7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1216" calcext:value-type="float">
            <text:p>44.7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4264" calcext:value-type="float">
            <text:p>44.7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3408" calcext:value-type="float">
            <text:p>44.7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036" calcext:value-type="float">
            <text:p>44.7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7312" calcext:value-type="float">
            <text:p>44.7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4264" calcext:value-type="float">
            <text:p>44.7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988" calcext:value-type="float">
            <text:p>44.7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9024" calcext:value-type="float">
            <text:p>44.7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5976" calcext:value-type="float">
            <text:p>44.7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5496" calcext:value-type="float">
            <text:p>44.7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3304" calcext:value-type="float">
            <text:p>44.7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7208" calcext:value-type="float">
            <text:p>44.7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1968" calcext:value-type="float">
            <text:p>44.7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0632" calcext:value-type="float">
            <text:p>44.6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7584" calcext:value-type="float">
            <text:p>44.6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4536" calcext:value-type="float">
            <text:p>44.6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0632" calcext:value-type="float">
            <text:p>44.6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6728" calcext:value-type="float">
            <text:p>44.6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4536" calcext:value-type="float">
            <text:p>44.6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5872" calcext:value-type="float">
            <text:p>44.6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2824" calcext:value-type="float">
            <text:p>44.6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1968" calcext:value-type="float">
            <text:p>44.7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6728" calcext:value-type="float">
            <text:p>44.6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2824" calcext:value-type="float">
            <text:p>44.6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2824" calcext:value-type="float">
            <text:p>44.6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5872" calcext:value-type="float">
            <text:p>44.6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2824" calcext:value-type="float">
            <text:p>44.6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5016" calcext:value-type="float">
            <text:p>44.7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5016" calcext:value-type="float">
            <text:p>44.7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5016" calcext:value-type="float">
            <text:p>44.7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1968" calcext:value-type="float">
            <text:p>44.7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6728" calcext:value-type="float">
            <text:p>44.6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6728" calcext:value-type="float">
            <text:p>44.6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2824" calcext:value-type="float">
            <text:p>44.6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1968" calcext:value-type="float">
            <text:p>44.7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8064" calcext:value-type="float">
            <text:p>44.7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7208" calcext:value-type="float">
            <text:p>44.7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6352" calcext:value-type="float">
            <text:p>44.7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6352" calcext:value-type="float">
            <text:p>44.7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7208" calcext:value-type="float">
            <text:p>44.7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0736" calcext:value-type="float">
            <text:p>44.7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8544" calcext:value-type="float">
            <text:p>44.7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3784" calcext:value-type="float">
            <text:p>44.7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2928" calcext:value-type="float">
            <text:p>44.7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5976" calcext:value-type="float">
            <text:p>44.7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2072" calcext:value-type="float">
            <text:p>44.7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3408" calcext:value-type="float">
            <text:p>44.7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4744" calcext:value-type="float">
            <text:p>44.8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608" calcext:value-type="float">
            <text:p>44.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5224" calcext:value-type="float">
            <text:p>44.8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608" calcext:value-type="float">
            <text:p>44.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084" calcext:value-type="float">
            <text:p>44.8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8648" calcext:value-type="float">
            <text:p>44.8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036" calcext:value-type="float">
            <text:p>44.7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036" calcext:value-type="float">
            <text:p>44.7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2552" calcext:value-type="float">
            <text:p>44.8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9024" calcext:value-type="float">
            <text:p>44.7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1216" calcext:value-type="float">
            <text:p>44.7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9-16 2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8168" calcext:value-type="float">
            <text:p>44.7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4-22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076" calcext:value-type="float">
            <text:p>44.1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7712" calcext:value-type="float">
            <text:p>44.1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8088" calcext:value-type="float">
            <text:p>44.1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6752" calcext:value-type="float">
            <text:p>44.1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4-18 0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8088" calcext:value-type="float">
            <text:p>44.1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6272" calcext:value-type="float">
            <text:p>44.0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7128" calcext:value-type="float">
            <text:p>44.0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1888" calcext:value-type="float">
            <text:p>44.0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5792" calcext:value-type="float">
            <text:p>44.0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9696" calcext:value-type="float">
            <text:p>44.0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6648" calcext:value-type="float">
            <text:p>44.0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0552" calcext:value-type="float">
            <text:p>44.0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836" calcext:value-type="float">
            <text:p>44.0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7504" calcext:value-type="float">
            <text:p>44.0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2744" calcext:value-type="float">
            <text:p>44.0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1408" calcext:value-type="float">
            <text:p>44.0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6168" calcext:value-type="float">
            <text:p>44.0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7984" calcext:value-type="float">
            <text:p>44.0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2744" calcext:value-type="float">
            <text:p>44.0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1888" calcext:value-type="float">
            <text:p>44.0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1032" calcext:value-type="float">
            <text:p>44.0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7984" calcext:value-type="float">
            <text:p>44.0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3224" calcext:value-type="float">
            <text:p>44.0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5416" calcext:value-type="float">
            <text:p>44.0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2368" calcext:value-type="float">
            <text:p>44.0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3704" calcext:value-type="float">
            <text:p>44.1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932" calcext:value-type="float">
            <text:p>44.0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0656" calcext:value-type="float">
            <text:p>44.1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3704" calcext:value-type="float">
            <text:p>44.1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5896" calcext:value-type="float">
            <text:p>44.1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8088" calcext:value-type="float">
            <text:p>44.1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4664" calcext:value-type="float">
            <text:p>44.1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076" calcext:value-type="float">
            <text:p>44.1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124" calcext:value-type="float">
            <text:p>44.2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4288" calcext:value-type="float">
            <text:p>44.2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5144" calcext:value-type="float">
            <text:p>44.2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9528" calcext:value-type="float">
            <text:p>44.2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0384" calcext:value-type="float">
            <text:p>44.2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4664" calcext:value-type="float">
            <text:p>44.1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3808" calcext:value-type="float">
            <text:p>44.1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3808" calcext:value-type="float">
            <text:p>44.1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4184" calcext:value-type="float">
            <text:p>44.1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8568" calcext:value-type="float">
            <text:p>44.1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6856" calcext:value-type="float">
            <text:p>44.1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5144" calcext:value-type="float">
            <text:p>44.2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4288" calcext:value-type="float">
            <text:p>44.2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4664" calcext:value-type="float">
            <text:p>44.1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1616" calcext:value-type="float">
            <text:p>44.1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9904" calcext:value-type="float">
            <text:p>44.1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3808" calcext:value-type="float">
            <text:p>44.1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9904" calcext:value-type="float">
            <text:p>44.1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076" calcext:value-type="float">
            <text:p>44.1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5144" calcext:value-type="float">
            <text:p>44.2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8192" calcext:value-type="float">
            <text:p>44.2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5144" calcext:value-type="float">
            <text:p>44.2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5144" calcext:value-type="float">
            <text:p>44.2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4288" calcext:value-type="float">
            <text:p>44.2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7336" calcext:value-type="float">
            <text:p>44.2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7336" calcext:value-type="float">
            <text:p>44.2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0384" calcext:value-type="float">
            <text:p>44.2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4288" calcext:value-type="float">
            <text:p>44.2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3432" calcext:value-type="float">
            <text:p>44.2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5624" calcext:value-type="float">
            <text:p>44.2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4-02-14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5624" calcext:value-type="float">
            <text:p>44.2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8-25 2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7776" calcext:value-type="float">
            <text:p>43.9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1576" calcext:value-type="float">
            <text:p>43.8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6336" calcext:value-type="float">
            <text:p>43.8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3768" calcext:value-type="float">
            <text:p>43.8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596" calcext:value-type="float">
            <text:p>43.8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3768" calcext:value-type="float">
            <text:p>43.8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6816" calcext:value-type="float">
            <text:p>43.8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5584" calcext:value-type="float">
            <text:p>43.9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8256" calcext:value-type="float">
            <text:p>43.9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8736" calcext:value-type="float">
            <text:p>43.9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0928" calcext:value-type="float">
            <text:p>44.0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2264" calcext:value-type="float">
            <text:p>44.0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0072" calcext:value-type="float">
            <text:p>44.0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5688" calcext:value-type="float">
            <text:p>43.9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6168" calcext:value-type="float">
            <text:p>44.0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1784" calcext:value-type="float">
            <text:p>43.9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788" calcext:value-type="float">
            <text:p>43.9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3016" calcext:value-type="float">
            <text:p>43.9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692" calcext:value-type="float">
            <text:p>43.9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4728" calcext:value-type="float">
            <text:p>43.9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644" calcext:value-type="float">
            <text:p>43.9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8152" calcext:value-type="float">
            <text:p>43.8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3392" calcext:value-type="float">
            <text:p>43.9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2912" calcext:value-type="float">
            <text:p>43.8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7672" calcext:value-type="float">
            <text:p>43.8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3288" calcext:value-type="float">
            <text:p>43.8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6712" calcext:value-type="float">
            <text:p>43.7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976" calcext:value-type="float">
            <text:p>43.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452" calcext:value-type="float">
            <text:p>43.7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0136" calcext:value-type="float">
            <text:p>43.7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7944" calcext:value-type="float">
            <text:p>43.7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1848" calcext:value-type="float">
            <text:p>43.7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4416" calcext:value-type="float">
            <text:p>43.7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7464" calcext:value-type="float">
            <text:p>43.7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6128" calcext:value-type="float">
            <text:p>43.6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3936" calcext:value-type="float">
            <text:p>43.6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0408" calcext:value-type="float">
            <text:p>43.6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0784" calcext:value-type="float">
            <text:p>43.6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5544" calcext:value-type="float">
            <text:p>43.5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8968" calcext:value-type="float">
            <text:p>43.5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6296" calcext:value-type="float">
            <text:p>43.5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496" calcext:value-type="float">
            <text:p>43.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7152" calcext:value-type="float">
            <text:p>43.5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0576" calcext:value-type="float">
            <text:p>43.4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9616" calcext:value-type="float">
            <text:p>43.4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1328" calcext:value-type="float">
            <text:p>43.3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1328" calcext:value-type="float">
            <text:p>43.3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0848" calcext:value-type="float">
            <text:p>43.3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0744" calcext:value-type="float">
            <text:p>43.2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636" calcext:value-type="float">
            <text:p>43.2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8072" calcext:value-type="float">
            <text:p>43.2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1496" calcext:value-type="float">
            <text:p>43.2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6632" calcext:value-type="float">
            <text:p>43.1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2248" calcext:value-type="float">
            <text:p>43.1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444" calcext:value-type="float">
            <text:p>43.1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9576" calcext:value-type="float">
            <text:p>43.0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2624" calcext:value-type="float">
            <text:p>43.0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3" calcext:value-type="float">
            <text:p>43.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3" calcext:value-type="float">
            <text:p>43.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9848" calcext:value-type="float">
            <text:p>42.9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9368" calcext:value-type="float">
            <text:p>42.9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7176" calcext:value-type="float">
            <text:p>42.9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108" calcext:value-type="float">
            <text:p>42.9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1832" calcext:value-type="float">
            <text:p>42.8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1832" calcext:value-type="float">
            <text:p>42.8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2688" calcext:value-type="float">
            <text:p>42.8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5256" calcext:value-type="float">
            <text:p>42.8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6968" calcext:value-type="float">
            <text:p>42.7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7824" calcext:value-type="float">
            <text:p>42.7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7824" calcext:value-type="float">
            <text:p>42.7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2584" calcext:value-type="float">
            <text:p>42.7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9536" calcext:value-type="float">
            <text:p>42.7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7344" calcext:value-type="float">
            <text:p>42.7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82" calcext:value-type="float">
            <text:p>42.7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1248" calcext:value-type="float">
            <text:p>42.7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2104" calcext:value-type="float">
            <text:p>42.7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3816" calcext:value-type="float">
            <text:p>42.7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9912" calcext:value-type="float">
            <text:p>42.7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0768" calcext:value-type="float">
            <text:p>42.7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5152" calcext:value-type="float">
            <text:p>42.7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9912" calcext:value-type="float">
            <text:p>42.7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6008" calcext:value-type="float">
            <text:p>42.7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9056" calcext:value-type="float">
            <text:p>42.7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6008" calcext:value-type="float">
            <text:p>42.7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6488" calcext:value-type="float">
            <text:p>42.7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5632" calcext:value-type="float">
            <text:p>42.7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0872" calcext:value-type="float">
            <text:p>42.7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868" calcext:value-type="float">
            <text:p>42.7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6112" calcext:value-type="float">
            <text:p>42.8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5-18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916" calcext:value-type="float">
            <text:p>42.8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6968" calcext:value-type="float">
            <text:p>42.7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916" calcext:value-type="float">
            <text:p>42.8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0872" calcext:value-type="float">
            <text:p>42.7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1248" calcext:value-type="float">
            <text:p>42.7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4672" calcext:value-type="float">
            <text:p>42.7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4672" calcext:value-type="float">
            <text:p>42.7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8096" calcext:value-type="float">
            <text:p>42.6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3712" calcext:value-type="float">
            <text:p>42.6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8472" calcext:value-type="float">
            <text:p>42.6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5424" calcext:value-type="float">
            <text:p>42.6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1896" calcext:value-type="float">
            <text:p>42.6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9704" calcext:value-type="float">
            <text:p>42.5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9704" calcext:value-type="float">
            <text:p>42.5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532" calcext:value-type="float">
            <text:p>42.5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8744" calcext:value-type="float">
            <text:p>42.5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8744" calcext:value-type="float">
            <text:p>42.5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2168" calcext:value-type="float">
            <text:p>42.4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5216" calcext:value-type="float">
            <text:p>42.4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9976" calcext:value-type="float">
            <text:p>42.4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4-24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9976" calcext:value-type="float">
            <text:p>42.4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3024" calcext:value-type="float">
            <text:p>42.4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8264" calcext:value-type="float">
            <text:p>42.4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0832" calcext:value-type="float">
            <text:p>42.4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3024" calcext:value-type="float">
            <text:p>42.4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9976" calcext:value-type="float">
            <text:p>42.4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8264" calcext:value-type="float">
            <text:p>42.4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2168" calcext:value-type="float">
            <text:p>42.4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436" calcext:value-type="float">
            <text:p>42.5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1312" calcext:value-type="float">
            <text:p>42.5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0936" calcext:value-type="float">
            <text:p>42.5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8744" calcext:value-type="float">
            <text:p>42.5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8744" calcext:value-type="float">
            <text:p>42.5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6176" calcext:value-type="float">
            <text:p>42.5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9704" calcext:value-type="float">
            <text:p>42.5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0184" calcext:value-type="float">
            <text:p>42.6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3232" calcext:value-type="float">
            <text:p>42.6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0664" calcext:value-type="float">
            <text:p>42.6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3712" calcext:value-type="float">
            <text:p>42.6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5048" calcext:value-type="float">
            <text:p>42.6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4192" calcext:value-type="float">
            <text:p>42.6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724" calcext:value-type="float">
            <text:p>42.6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5528" calcext:value-type="float">
            <text:p>42.7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6008" calcext:value-type="float">
            <text:p>42.7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7344" calcext:value-type="float">
            <text:p>42.7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1728" calcext:value-type="float">
            <text:p>42.7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4776" calcext:value-type="float">
            <text:p>42.7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5256" calcext:value-type="float">
            <text:p>42.8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0016" calcext:value-type="float">
            <text:p>42.8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012" calcext:value-type="float">
            <text:p>42.8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4024" calcext:value-type="float">
            <text:p>42.8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7072" calcext:value-type="float">
            <text:p>42.8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7552" calcext:value-type="float">
            <text:p>42.8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4504" calcext:value-type="float">
            <text:p>42.8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8888" calcext:value-type="float">
            <text:p>42.9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3272" calcext:value-type="float">
            <text:p>42.9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8512" calcext:value-type="float">
            <text:p>42.9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4232" calcext:value-type="float">
            <text:p>43.0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6424" calcext:value-type="float">
            <text:p>43.0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0808" calcext:value-type="float">
            <text:p>43.0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9952" calcext:value-type="float">
            <text:p>43.0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1288" calcext:value-type="float">
            <text:p>43.0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872" calcext:value-type="float">
            <text:p>43.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5672" calcext:value-type="float">
            <text:p>43.0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2624" calcext:value-type="float">
            <text:p>43.0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2248" calcext:value-type="float">
            <text:p>43.1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5296" calcext:value-type="float">
            <text:p>43.1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1392" calcext:value-type="float">
            <text:p>43.1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5776" calcext:value-type="float">
            <text:p>43.1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8824" calcext:value-type="float">
            <text:p>43.1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6256" calcext:value-type="float">
            <text:p>43.1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1872" calcext:value-type="float">
            <text:p>43.1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9304" calcext:value-type="float">
            <text:p>43.1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8448" calcext:value-type="float">
            <text:p>43.2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2832" calcext:value-type="float">
            <text:p>43.2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8072" calcext:value-type="float">
            <text:p>43.2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5504" calcext:value-type="float">
            <text:p>43.2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4648" calcext:value-type="float">
            <text:p>43.2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7216" calcext:value-type="float">
            <text:p>43.2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7696" calcext:value-type="float">
            <text:p>43.2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5128" calcext:value-type="float">
            <text:p>43.3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4272" calcext:value-type="float">
            <text:p>43.3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5608" calcext:value-type="float">
            <text:p>43.3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2184" calcext:value-type="float">
            <text:p>43.3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4752" calcext:value-type="float">
            <text:p>43.3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2184" calcext:value-type="float">
            <text:p>43.3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1328" calcext:value-type="float">
            <text:p>43.3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0472" calcext:value-type="float">
            <text:p>43.4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4856" calcext:value-type="float">
            <text:p>43.4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924" calcext:value-type="float">
            <text:p>43.4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8384" calcext:value-type="float">
            <text:p>43.4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8864" calcext:value-type="float">
            <text:p>43.4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0576" calcext:value-type="float">
            <text:p>43.4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8864" calcext:value-type="float">
            <text:p>43.4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02" calcext:value-type="float">
            <text:p>43.5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544" calcext:value-type="float">
            <text:p>43.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1536" calcext:value-type="float">
            <text:p>43.5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7256" calcext:value-type="float">
            <text:p>43.5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8112" calcext:value-type="float">
            <text:p>43.5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2496" calcext:value-type="float">
            <text:p>43.5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3832" calcext:value-type="float">
            <text:p>43.6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0784" calcext:value-type="float">
            <text:p>43.6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1264" calcext:value-type="float">
            <text:p>43.6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8216" calcext:value-type="float">
            <text:p>43.6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1264" calcext:value-type="float">
            <text:p>43.6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736" calcext:value-type="float">
            <text:p>43.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8216" calcext:value-type="float">
            <text:p>43.6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1264" calcext:value-type="float">
            <text:p>43.6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688" calcext:value-type="float">
            <text:p>43.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6024" calcext:value-type="float">
            <text:p>43.6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9072" calcext:value-type="float">
            <text:p>43.6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5648" calcext:value-type="float">
            <text:p>43.6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5168" calcext:value-type="float">
            <text:p>43.6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6024" calcext:value-type="float">
            <text:p>43.6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1-09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9072" calcext:value-type="float">
            <text:p>43.6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212" calcext:value-type="float">
            <text:p>43.6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5168" calcext:value-type="float">
            <text:p>43.6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1264" calcext:value-type="float">
            <text:p>43.6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6024" calcext:value-type="float">
            <text:p>43.6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9928" calcext:value-type="float">
            <text:p>43.6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0784" calcext:value-type="float">
            <text:p>43.6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8216" calcext:value-type="float">
            <text:p>43.6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4688" calcext:value-type="float">
            <text:p>43.6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7736" calcext:value-type="float">
            <text:p>43.6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9072" calcext:value-type="float">
            <text:p>43.6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212" calcext:value-type="float">
            <text:p>43.6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4688" calcext:value-type="float">
            <text:p>43.6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212" calcext:value-type="float">
            <text:p>43.6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1264" calcext:value-type="float">
            <text:p>43.6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1264" calcext:value-type="float">
            <text:p>43.6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736" calcext:value-type="float">
            <text:p>43.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1744" calcext:value-type="float">
            <text:p>43.6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6024" calcext:value-type="float">
            <text:p>43.6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9928" calcext:value-type="float">
            <text:p>43.6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5168" calcext:value-type="float">
            <text:p>43.6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5168" calcext:value-type="float">
            <text:p>43.6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2976" calcext:value-type="float">
            <text:p>43.6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1264" calcext:value-type="float">
            <text:p>43.6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26" calcext:value-type="float">
            <text:p>43.6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9072" calcext:value-type="float">
            <text:p>43.6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5168" calcext:value-type="float">
            <text:p>43.6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6024" calcext:value-type="float">
            <text:p>43.6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164" calcext:value-type="float">
            <text:p>43.6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3832" calcext:value-type="float">
            <text:p>43.6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212" calcext:value-type="float">
            <text:p>43.6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0784" calcext:value-type="float">
            <text:p>43.6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5168" calcext:value-type="float">
            <text:p>43.6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6024" calcext:value-type="float">
            <text:p>43.6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4312" calcext:value-type="float">
            <text:p>43.6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8592" calcext:value-type="float">
            <text:p>43.5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6024" calcext:value-type="float">
            <text:p>43.6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6024" calcext:value-type="float">
            <text:p>43.6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5168" calcext:value-type="float">
            <text:p>43.6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688" calcext:value-type="float">
            <text:p>43.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8216" calcext:value-type="float">
            <text:p>43.6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8216" calcext:value-type="float">
            <text:p>43.6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6504" calcext:value-type="float">
            <text:p>43.6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8216" calcext:value-type="float">
            <text:p>43.6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5168" calcext:value-type="float">
            <text:p>43.6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212" calcext:value-type="float">
            <text:p>43.6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0784" calcext:value-type="float">
            <text:p>43.6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212" calcext:value-type="float">
            <text:p>43.6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2976" calcext:value-type="float">
            <text:p>43.6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736" calcext:value-type="float">
            <text:p>43.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0408" calcext:value-type="float">
            <text:p>43.6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3456" calcext:value-type="float">
            <text:p>43.6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6024" calcext:value-type="float">
            <text:p>43.6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0408" calcext:value-type="float">
            <text:p>43.6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4312" calcext:value-type="float">
            <text:p>43.6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784" calcext:value-type="float">
            <text:p>43.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4792" calcext:value-type="float">
            <text:p>43.6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5648" calcext:value-type="float">
            <text:p>43.6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6984" calcext:value-type="float">
            <text:p>43.6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6128" calcext:value-type="float">
            <text:p>43.6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6984" calcext:value-type="float">
            <text:p>43.6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9176" calcext:value-type="float">
            <text:p>43.6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2224" calcext:value-type="float">
            <text:p>43.7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6984" calcext:value-type="float">
            <text:p>43.6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7464" calcext:value-type="float">
            <text:p>43.7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5752" calcext:value-type="float">
            <text:p>43.7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4896" calcext:value-type="float">
            <text:p>43.7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4416" calcext:value-type="float">
            <text:p>43.7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356" calcext:value-type="float">
            <text:p>43.7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4416" calcext:value-type="float">
            <text:p>43.7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404" calcext:value-type="float">
            <text:p>43.7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3184" calcext:value-type="float">
            <text:p>43.7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4896" calcext:value-type="float">
            <text:p>43.7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0616" calcext:value-type="float">
            <text:p>43.7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88" calcext:value-type="float">
            <text:p>43.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1848" calcext:value-type="float">
            <text:p>43.7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1472" calcext:value-type="float">
            <text:p>43.7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9656" calcext:value-type="float">
            <text:p>43.7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0992" calcext:value-type="float">
            <text:p>43.7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2328" calcext:value-type="float">
            <text:p>43.7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2328" calcext:value-type="float">
            <text:p>43.7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0992" calcext:value-type="float">
            <text:p>43.7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7944" calcext:value-type="float">
            <text:p>43.7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0992" calcext:value-type="float">
            <text:p>43.7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6232" calcext:value-type="float">
            <text:p>43.7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5752" calcext:value-type="float">
            <text:p>43.7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5752" calcext:value-type="float">
            <text:p>43.7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5752" calcext:value-type="float">
            <text:p>43.7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1848" calcext:value-type="float">
            <text:p>43.7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7944" calcext:value-type="float">
            <text:p>43.7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7464" calcext:value-type="float">
            <text:p>43.7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2224" calcext:value-type="float">
            <text:p>43.7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4416" calcext:value-type="float">
            <text:p>43.7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88" calcext:value-type="float">
            <text:p>43.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1368" calcext:value-type="float">
            <text:p>43.7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5272" calcext:value-type="float">
            <text:p>43.7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9656" calcext:value-type="float">
            <text:p>43.7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5272" calcext:value-type="float">
            <text:p>43.7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2224" calcext:value-type="float">
            <text:p>43.7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1368" calcext:value-type="float">
            <text:p>43.7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3936" calcext:value-type="float">
            <text:p>43.6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26" calcext:value-type="float">
            <text:p>43.6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0032" calcext:value-type="float">
            <text:p>43.6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2224" calcext:value-type="float">
            <text:p>43.7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308" calcext:value-type="float">
            <text:p>43.6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9176" calcext:value-type="float">
            <text:p>43.6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1744" calcext:value-type="float">
            <text:p>43.6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308" calcext:value-type="float">
            <text:p>43.6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9072" calcext:value-type="float">
            <text:p>43.6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4312" calcext:value-type="float">
            <text:p>43.6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6504" calcext:value-type="float">
            <text:p>43.6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2976" calcext:value-type="float">
            <text:p>43.6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2976" calcext:value-type="float">
            <text:p>43.6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5544" calcext:value-type="float">
            <text:p>43.5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164" calcext:value-type="float">
            <text:p>43.6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9928" calcext:value-type="float">
            <text:p>43.6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6024" calcext:value-type="float">
            <text:p>43.6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0408" calcext:value-type="float">
            <text:p>43.6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5168" calcext:value-type="float">
            <text:p>43.6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9072" calcext:value-type="float">
            <text:p>43.6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688" calcext:value-type="float">
            <text:p>43.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3832" calcext:value-type="float">
            <text:p>43.6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6024" calcext:value-type="float">
            <text:p>43.6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3832" calcext:value-type="float">
            <text:p>43.6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7736" calcext:value-type="float">
            <text:p>43.6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8112" calcext:value-type="float">
            <text:p>43.5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2872" calcext:value-type="float">
            <text:p>43.5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3728" calcext:value-type="float">
            <text:p>43.5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6776" calcext:value-type="float">
            <text:p>43.5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068" calcext:value-type="float">
            <text:p>43.5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02" calcext:value-type="float">
            <text:p>43.5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068" calcext:value-type="float">
            <text:p>43.5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7632" calcext:value-type="float">
            <text:p>43.5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8488" calcext:value-type="float">
            <text:p>43.5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4584" calcext:value-type="float">
            <text:p>43.5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9344" calcext:value-type="float">
            <text:p>43.5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8008" calcext:value-type="float">
            <text:p>43.4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6296" calcext:value-type="float">
            <text:p>43.5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068" calcext:value-type="float">
            <text:p>43.5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1536" calcext:value-type="float">
            <text:p>43.5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1056" calcext:value-type="float">
            <text:p>43.5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8488" calcext:value-type="float">
            <text:p>43.5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9344" calcext:value-type="float">
            <text:p>43.5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02" calcext:value-type="float">
            <text:p>43.5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7152" calcext:value-type="float">
            <text:p>43.5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3248" calcext:value-type="float">
            <text:p>43.5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7152" calcext:value-type="float">
            <text:p>43.5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2392" calcext:value-type="float">
            <text:p>43.5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7152" calcext:value-type="float">
            <text:p>43.5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496" calcext:value-type="float">
            <text:p>43.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4104" calcext:value-type="float">
            <text:p>43.5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0576" calcext:value-type="float">
            <text:p>43.4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8008" calcext:value-type="float">
            <text:p>43.4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5816" calcext:value-type="float">
            <text:p>43.4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0576" calcext:value-type="float">
            <text:p>43.4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8864" calcext:value-type="float">
            <text:p>43.4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0576" calcext:value-type="float">
            <text:p>43.4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3624" calcext:value-type="float">
            <text:p>43.4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4" calcext:value-type="float">
            <text:p>43.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4" calcext:value-type="float">
            <text:p>43.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7048" calcext:value-type="float">
            <text:p>43.4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4" calcext:value-type="float">
            <text:p>43.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5712" calcext:value-type="float">
            <text:p>43.4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7904" calcext:value-type="float">
            <text:p>43.4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5712" calcext:value-type="float">
            <text:p>43.4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4856" calcext:value-type="float">
            <text:p>43.4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0096" calcext:value-type="float">
            <text:p>43.4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2664" calcext:value-type="float">
            <text:p>43.4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1328" calcext:value-type="float">
            <text:p>43.3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3896" calcext:value-type="float">
            <text:p>43.3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3896" calcext:value-type="float">
            <text:p>43.3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6464" calcext:value-type="float">
            <text:p>43.3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78" calcext:value-type="float">
            <text:p>43.3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6464" calcext:value-type="float">
            <text:p>43.3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8656" calcext:value-type="float">
            <text:p>43.3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0368" calcext:value-type="float">
            <text:p>43.3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256" calcext:value-type="float">
            <text:p>43.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256" calcext:value-type="float">
            <text:p>43.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9032" calcext:value-type="float">
            <text:p>43.3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0744" calcext:value-type="float">
            <text:p>43.2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8552" calcext:value-type="float">
            <text:p>43.2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8928" calcext:value-type="float">
            <text:p>43.2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7-08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112" calcext:value-type="float">
            <text:p>43.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6736" calcext:value-type="float">
            <text:p>43.2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3208" calcext:value-type="float">
            <text:p>43.1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3208" calcext:value-type="float">
            <text:p>43.1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492" calcext:value-type="float">
            <text:p>43.1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6632" calcext:value-type="float">
            <text:p>43.1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1392" calcext:value-type="float">
            <text:p>43.1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5296" calcext:value-type="float">
            <text:p>43.1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5296" calcext:value-type="float">
            <text:p>43.1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6-29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4336" calcext:value-type="float">
            <text:p>43.0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396" calcext:value-type="float">
            <text:p>43.1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6528" calcext:value-type="float">
            <text:p>43.0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0432" calcext:value-type="float">
            <text:p>43.0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2144" calcext:value-type="float">
            <text:p>43.0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6048" calcext:value-type="float">
            <text:p>43.0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2144" calcext:value-type="float">
            <text:p>43.0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2144" calcext:value-type="float">
            <text:p>43.0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9096" calcext:value-type="float">
            <text:p>43.0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6904" calcext:value-type="float">
            <text:p>43.0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5568" calcext:value-type="float">
            <text:p>43.0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9472" calcext:value-type="float">
            <text:p>43.0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0328" calcext:value-type="float">
            <text:p>43.0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0704" calcext:value-type="float">
            <text:p>42.9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3272" calcext:value-type="float">
            <text:p>42.9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8032" calcext:value-type="float">
            <text:p>42.9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108" calcext:value-type="float">
            <text:p>42.9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1456" calcext:value-type="float">
            <text:p>42.8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2312" calcext:value-type="float">
            <text:p>42.8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8784" calcext:value-type="float">
            <text:p>42.8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8784" calcext:value-type="float">
            <text:p>42.8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916" calcext:value-type="float">
            <text:p>42.8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1352" calcext:value-type="float">
            <text:p>42.8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5632" calcext:value-type="float">
            <text:p>42.7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5152" calcext:value-type="float">
            <text:p>42.7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5528" calcext:value-type="float">
            <text:p>42.7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9432" calcext:value-type="float">
            <text:p>42.6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6384" calcext:value-type="float">
            <text:p>42.6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2856" calcext:value-type="float">
            <text:p>42.6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676" calcext:value-type="float">
            <text:p>42.6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4464" calcext:value-type="float">
            <text:p>42.5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7512" calcext:value-type="float">
            <text:p>42.5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7032" calcext:value-type="float">
            <text:p>42.5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5696" calcext:value-type="float">
            <text:p>42.5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5216" calcext:value-type="float">
            <text:p>42.4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0832" calcext:value-type="float">
            <text:p>42.4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6072" calcext:value-type="float">
            <text:p>42.4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9872" calcext:value-type="float">
            <text:p>42.4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8912" calcext:value-type="float">
            <text:p>42.3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8808" calcext:value-type="float">
            <text:p>42.2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004" calcext:value-type="float">
            <text:p>42.2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6512" calcext:value-type="float">
            <text:p>42.1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956" calcext:value-type="float">
            <text:p>42.1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0792" calcext:value-type="float">
            <text:p>42.1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2504" calcext:value-type="float">
            <text:p>42.1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5928" calcext:value-type="float">
            <text:p>42.0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3256" calcext:value-type="float">
            <text:p>42.0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9728" calcext:value-type="float">
            <text:p>42.0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5824" calcext:value-type="float">
            <text:p>42.0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056" calcext:value-type="float">
            <text:p>41.9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0856" calcext:value-type="float">
            <text:p>41.9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6368" calcext:value-type="float">
            <text:p>41.8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8832" calcext:value-type="float">
            <text:p>41.7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4448" calcext:value-type="float">
            <text:p>41.6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3112" calcext:value-type="float">
            <text:p>41.6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9584" calcext:value-type="float">
            <text:p>41.6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6536" calcext:value-type="float">
            <text:p>41.6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1776" calcext:value-type="float">
            <text:p>41.6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4344" calcext:value-type="float">
            <text:p>41.6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7392" calcext:value-type="float">
            <text:p>41.6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8248" calcext:value-type="float">
            <text:p>41.6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996" calcext:value-type="float">
            <text:p>41.5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996" calcext:value-type="float">
            <text:p>41.5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7392" calcext:value-type="float">
            <text:p>41.6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6912" calcext:value-type="float">
            <text:p>41.5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3864" calcext:value-type="float">
            <text:p>41.5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9104" calcext:value-type="float">
            <text:p>41.5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8624" calcext:value-type="float">
            <text:p>41.5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6432" calcext:value-type="float">
            <text:p>41.5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8144" calcext:value-type="float">
            <text:p>41.5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8144" calcext:value-type="float">
            <text:p>41.5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1568" calcext:value-type="float">
            <text:p>41.5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8144" calcext:value-type="float">
            <text:p>41.5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6808" calcext:value-type="float">
            <text:p>41.5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0232" calcext:value-type="float">
            <text:p>41.4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4616" calcext:value-type="float">
            <text:p>41.5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3-02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1568" calcext:value-type="float">
            <text:p>41.5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5096" calcext:value-type="float">
            <text:p>41.5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7664" calcext:value-type="float">
            <text:p>41.5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2904" calcext:value-type="float">
            <text:p>41.5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6808" calcext:value-type="float">
            <text:p>41.5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1568" calcext:value-type="float">
            <text:p>41.5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2904" calcext:value-type="float">
            <text:p>41.5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3384" calcext:value-type="float">
            <text:p>41.5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424" calcext:value-type="float">
            <text:p>41.4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6808" calcext:value-type="float">
            <text:p>41.5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7664" calcext:value-type="float">
            <text:p>41.5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2904" calcext:value-type="float">
            <text:p>41.5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6808" calcext:value-type="float">
            <text:p>41.5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0712" calcext:value-type="float">
            <text:p>41.5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5952" calcext:value-type="float">
            <text:p>41.5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4616" calcext:value-type="float">
            <text:p>41.5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5952" calcext:value-type="float">
            <text:p>41.5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5096" calcext:value-type="float">
            <text:p>41.5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6432" calcext:value-type="float">
            <text:p>41.5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948" calcext:value-type="float">
            <text:p>41.5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7288" calcext:value-type="float">
            <text:p>41.5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5576" calcext:value-type="float">
            <text:p>41.5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7768" calcext:value-type="float">
            <text:p>41.5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0336" calcext:value-type="float">
            <text:p>41.5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948" calcext:value-type="float">
            <text:p>41.5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8624" calcext:value-type="float">
            <text:p>41.5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1672" calcext:value-type="float">
            <text:p>41.5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3864" calcext:value-type="float">
            <text:p>41.5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8624" calcext:value-type="float">
            <text:p>41.5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2152" calcext:value-type="float">
            <text:p>41.6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3864" calcext:value-type="float">
            <text:p>41.5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5576" calcext:value-type="float">
            <text:p>41.5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3008" calcext:value-type="float">
            <text:p>41.5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044" calcext:value-type="float">
            <text:p>41.6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3488" calcext:value-type="float">
            <text:p>41.6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4344" calcext:value-type="float">
            <text:p>41.6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7768" calcext:value-type="float">
            <text:p>41.5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6432" calcext:value-type="float">
            <text:p>41.5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6912" calcext:value-type="float">
            <text:p>41.5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1672" calcext:value-type="float">
            <text:p>41.5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6536" calcext:value-type="float">
            <text:p>41.6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3008" calcext:value-type="float">
            <text:p>41.5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6912" calcext:value-type="float">
            <text:p>41.5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3864" calcext:value-type="float">
            <text:p>41.5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3008" calcext:value-type="float">
            <text:p>41.5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9104" calcext:value-type="float">
            <text:p>41.5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7768" calcext:value-type="float">
            <text:p>41.5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4344" calcext:value-type="float">
            <text:p>41.6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2152" calcext:value-type="float">
            <text:p>41.6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4344" calcext:value-type="float">
            <text:p>41.6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044" calcext:value-type="float">
            <text:p>41.6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3968" calcext:value-type="float">
            <text:p>41.6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9584" calcext:value-type="float">
            <text:p>41.6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3488" calcext:value-type="float">
            <text:p>41.6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3112" calcext:value-type="float">
            <text:p>41.6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3488" calcext:value-type="float">
            <text:p>41.6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016" calcext:value-type="float">
            <text:p>41.6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0064" calcext:value-type="float">
            <text:p>41.6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0064" calcext:value-type="float">
            <text:p>41.6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016" calcext:value-type="float">
            <text:p>41.6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0064" calcext:value-type="float">
            <text:p>41.6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9584" calcext:value-type="float">
            <text:p>41.6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4824" calcext:value-type="float">
            <text:p>41.6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6536" calcext:value-type="float">
            <text:p>41.6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9584" calcext:value-type="float">
            <text:p>41.6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9104" calcext:value-type="float">
            <text:p>41.5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3008" calcext:value-type="float">
            <text:p>41.5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4344" calcext:value-type="float">
            <text:p>41.6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7768" calcext:value-type="float">
            <text:p>41.5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6912" calcext:value-type="float">
            <text:p>41.5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1-16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996" calcext:value-type="float">
            <text:p>41.5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8624" calcext:value-type="float">
            <text:p>41.5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5096" calcext:value-type="float">
            <text:p>41.5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6432" calcext:value-type="float">
            <text:p>41.5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1192" calcext:value-type="float">
            <text:p>41.5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3384" calcext:value-type="float">
            <text:p>41.5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8144" calcext:value-type="float">
            <text:p>41.5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4616" calcext:value-type="float">
            <text:p>41.5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8144" calcext:value-type="float">
            <text:p>41.5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6808" calcext:value-type="float">
            <text:p>41.5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1736" calcext:value-type="float">
            <text:p>41.3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2592" calcext:value-type="float">
            <text:p>41.3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7352" calcext:value-type="float">
            <text:p>41.2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7352" calcext:value-type="float">
            <text:p>41.2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9064" calcext:value-type="float">
            <text:p>41.2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8104" calcext:value-type="float">
            <text:p>41.2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7728" calcext:value-type="float">
            <text:p>41.2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6768" calcext:value-type="float">
            <text:p>41.1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4576" calcext:value-type="float">
            <text:p>41.1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1904" calcext:value-type="float">
            <text:p>41.1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1904" calcext:value-type="float">
            <text:p>41.1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8376" calcext:value-type="float">
            <text:p>41.1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7896" calcext:value-type="float">
            <text:p>41.0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7896" calcext:value-type="float">
            <text:p>41.0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084" calcext:value-type="float">
            <text:p>41.0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7312" calcext:value-type="float">
            <text:p>40.9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1112" calcext:value-type="float">
            <text:p>40.9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1968" calcext:value-type="float">
            <text:p>40.8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9776" calcext:value-type="float">
            <text:p>40.8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9296" calcext:value-type="float">
            <text:p>40.8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0152" calcext:value-type="float">
            <text:p>40.8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6248" calcext:value-type="float">
            <text:p>40.8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9192" calcext:value-type="float">
            <text:p>40.7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8712" calcext:value-type="float">
            <text:p>40.7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9568" calcext:value-type="float">
            <text:p>40.7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4328" calcext:value-type="float">
            <text:p>40.7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1656" calcext:value-type="float">
            <text:p>40.6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2992" calcext:value-type="float">
            <text:p>40.7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6416" calcext:value-type="float">
            <text:p>40.6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4392" calcext:value-type="float">
            <text:p>40.4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0008" calcext:value-type="float">
            <text:p>40.4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7-22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4768" calcext:value-type="float">
            <text:p>40.4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0384" calcext:value-type="float">
            <text:p>40.4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5144" calcext:value-type="float">
            <text:p>40.3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2096" calcext:value-type="float">
            <text:p>40.3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4664" calcext:value-type="float">
            <text:p>40.3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076" calcext:value-type="float">
            <text:p>40.3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2848" calcext:value-type="float">
            <text:p>40.3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2848" calcext:value-type="float">
            <text:p>40.3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932" calcext:value-type="float">
            <text:p>40.2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1032" calcext:value-type="float">
            <text:p>40.2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4936" calcext:value-type="float">
            <text:p>40.2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456" calcext:value-type="float">
            <text:p>40.2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9112" calcext:value-type="float">
            <text:p>40.1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2536" calcext:value-type="float">
            <text:p>40.1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6336" calcext:value-type="float">
            <text:p>40.0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7192" calcext:value-type="float">
            <text:p>40.0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1472" calcext:value-type="float">
            <text:p>39.9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8424" calcext:value-type="float">
            <text:p>39.9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5376" calcext:value-type="float">
            <text:p>39.9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404" calcext:value-type="float">
            <text:p>39.9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0512" calcext:value-type="float">
            <text:p>39.9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9176" calcext:value-type="float">
            <text:p>39.8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2224" calcext:value-type="float">
            <text:p>39.8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308" calcext:value-type="float">
            <text:p>39.8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4792" calcext:value-type="float">
            <text:p>39.8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3936" calcext:value-type="float">
            <text:p>39.8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0408" calcext:value-type="float">
            <text:p>39.8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1744" calcext:value-type="float">
            <text:p>39.8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9176" calcext:value-type="float">
            <text:p>39.8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3936" calcext:value-type="float">
            <text:p>39.8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5648" calcext:value-type="float">
            <text:p>39.8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3456" calcext:value-type="float">
            <text:p>39.8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9552" calcext:value-type="float">
            <text:p>39.8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2976" calcext:value-type="float">
            <text:p>39.8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164" calcext:value-type="float">
            <text:p>39.7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7632" calcext:value-type="float">
            <text:p>39.7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7152" calcext:value-type="float">
            <text:p>39.6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9344" calcext:value-type="float">
            <text:p>39.7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4104" calcext:value-type="float">
            <text:p>39.6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0952" calcext:value-type="float">
            <text:p>39.6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876" calcext:value-type="float">
            <text:p>39.6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2184" calcext:value-type="float">
            <text:p>39.5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3416" calcext:value-type="float">
            <text:p>39.5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4272" calcext:value-type="float">
            <text:p>39.5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636" calcext:value-type="float">
            <text:p>39.4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7216" calcext:value-type="float">
            <text:p>39.4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3688" calcext:value-type="float">
            <text:p>39.4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4544" calcext:value-type="float">
            <text:p>39.4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9304" calcext:value-type="float">
            <text:p>39.3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5296" calcext:value-type="float">
            <text:p>39.3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0056" calcext:value-type="float">
            <text:p>39.3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4336" calcext:value-type="float">
            <text:p>39.2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6528" calcext:value-type="float">
            <text:p>39.2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6048" calcext:value-type="float">
            <text:p>39.2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3856" calcext:value-type="float">
            <text:p>39.2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0328" calcext:value-type="float">
            <text:p>39.2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5944" calcext:value-type="float">
            <text:p>39.1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3752" calcext:value-type="float">
            <text:p>39.1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3272" calcext:value-type="float">
            <text:p>39.1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6696" calcext:value-type="float">
            <text:p>39.0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4024" calcext:value-type="float">
            <text:p>39.0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7072" calcext:value-type="float">
            <text:p>39.0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8784" calcext:value-type="float">
            <text:p>39.0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6592" calcext:value-type="float">
            <text:p>39.0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0496" calcext:value-type="float">
            <text:p>39.0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3064" calcext:value-type="float">
            <text:p>38.9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9536" calcext:value-type="float">
            <text:p>38.9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868" calcext:value-type="float">
            <text:p>38.9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2208" calcext:value-type="float">
            <text:p>39.0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868" calcext:value-type="float">
            <text:p>38.9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6488" calcext:value-type="float">
            <text:p>38.9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0392" calcext:value-type="float">
            <text:p>38.9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6864" calcext:value-type="float">
            <text:p>38.9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5152" calcext:value-type="float">
            <text:p>38.9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1624" calcext:value-type="float">
            <text:p>38.9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6384" calcext:value-type="float">
            <text:p>38.8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724" calcext:value-type="float">
            <text:p>38.8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6384" calcext:value-type="float">
            <text:p>38.8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8096" calcext:value-type="float">
            <text:p>38.8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1624" calcext:value-type="float">
            <text:p>38.9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2856" calcext:value-type="float">
            <text:p>38.8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7616" calcext:value-type="float">
            <text:p>38.8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0664" calcext:value-type="float">
            <text:p>38.8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0664" calcext:value-type="float">
            <text:p>38.8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4568" calcext:value-type="float">
            <text:p>38.8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8472" calcext:value-type="float">
            <text:p>38.8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7992" calcext:value-type="float">
            <text:p>38.7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9328" calcext:value-type="float">
            <text:p>38.8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2752" calcext:value-type="float">
            <text:p>38.7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4088" calcext:value-type="float">
            <text:p>38.8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4-0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676" calcext:value-type="float">
            <text:p>38.8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904" calcext:value-type="float">
            <text:p>38.8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4192" calcext:value-type="float">
            <text:p>38.8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8096" calcext:value-type="float">
            <text:p>38.8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3336" calcext:value-type="float">
            <text:p>38.8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4192" calcext:value-type="float">
            <text:p>38.8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0184" calcext:value-type="float">
            <text:p>38.8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4944" calcext:value-type="float">
            <text:p>38.7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8472" calcext:value-type="float">
            <text:p>38.8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628" calcext:value-type="float">
            <text:p>38.8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1896" calcext:value-type="float">
            <text:p>38.7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7136" calcext:value-type="float">
            <text:p>38.8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1896" calcext:value-type="float">
            <text:p>38.7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9328" calcext:value-type="float">
            <text:p>38.8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3232" calcext:value-type="float">
            <text:p>38.8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9808" calcext:value-type="float">
            <text:p>38.8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3336" calcext:value-type="float">
            <text:p>38.8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2856" calcext:value-type="float">
            <text:p>38.8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0288" calcext:value-type="float">
            <text:p>38.8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724" calcext:value-type="float">
            <text:p>38.8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6384" calcext:value-type="float">
            <text:p>38.8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4672" calcext:value-type="float">
            <text:p>38.9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7344" calcext:value-type="float">
            <text:p>38.9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3064" calcext:value-type="float">
            <text:p>38.9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6112" calcext:value-type="float">
            <text:p>38.9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2208" calcext:value-type="float">
            <text:p>39.0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3064" calcext:value-type="float">
            <text:p>38.9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6488" calcext:value-type="float">
            <text:p>38.9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4776" calcext:value-type="float">
            <text:p>38.9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8304" calcext:value-type="float">
            <text:p>39.0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3064" calcext:value-type="float">
            <text:p>38.9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6112" calcext:value-type="float">
            <text:p>38.9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8304" calcext:value-type="float">
            <text:p>39.0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8304" calcext:value-type="float">
            <text:p>39.0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1832" calcext:value-type="float">
            <text:p>39.0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3168" calcext:value-type="float">
            <text:p>39.0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3168" calcext:value-type="float">
            <text:p>39.0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1456" calcext:value-type="float">
            <text:p>39.0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928" calcext:value-type="float">
            <text:p>39.0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1832" calcext:value-type="float">
            <text:p>39.0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3168" calcext:value-type="float">
            <text:p>39.0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7072" calcext:value-type="float">
            <text:p>39.0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7072" calcext:value-type="float">
            <text:p>39.0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9264" calcext:value-type="float">
            <text:p>39.0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4504" calcext:value-type="float">
            <text:p>39.0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3648" calcext:value-type="float">
            <text:p>39.0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06" calcext:value-type="float">
            <text:p>39.0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2792" calcext:value-type="float">
            <text:p>39.1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4984" calcext:value-type="float">
            <text:p>39.1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1936" calcext:value-type="float">
            <text:p>39.1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3272" calcext:value-type="float">
            <text:p>39.1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8512" calcext:value-type="float">
            <text:p>39.1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7656" calcext:value-type="float">
            <text:p>39.1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0704" calcext:value-type="float">
            <text:p>39.1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2416" calcext:value-type="float">
            <text:p>39.1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3752" calcext:value-type="float">
            <text:p>39.1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8136" calcext:value-type="float">
            <text:p>39.1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5944" calcext:value-type="float">
            <text:p>39.1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5464" calcext:value-type="float">
            <text:p>39.1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9848" calcext:value-type="float">
            <text:p>39.1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204" calcext:value-type="float">
            <text:p>39.1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8136" calcext:value-type="float">
            <text:p>39.1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3376" calcext:value-type="float">
            <text:p>39.2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8616" calcext:value-type="float">
            <text:p>39.2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0808" calcext:value-type="float">
            <text:p>39.2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252" calcext:value-type="float">
            <text:p>39.2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9952" calcext:value-type="float">
            <text:p>39.2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9096" calcext:value-type="float">
            <text:p>39.2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1288" calcext:value-type="float">
            <text:p>39.2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348" calcext:value-type="float">
            <text:p>39.2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6528" calcext:value-type="float">
            <text:p>39.2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7864" calcext:value-type="float">
            <text:p>39.2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0912" calcext:value-type="float">
            <text:p>39.3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7008" calcext:value-type="float">
            <text:p>39.3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396" calcext:value-type="float">
            <text:p>39.3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3104" calcext:value-type="float">
            <text:p>39.3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0536" calcext:value-type="float">
            <text:p>39.3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492" calcext:value-type="float">
            <text:p>39.3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9304" calcext:value-type="float">
            <text:p>39.3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6736" calcext:value-type="float">
            <text:p>39.4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8928" calcext:value-type="float">
            <text:p>39.4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3312" calcext:value-type="float">
            <text:p>39.4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8552" calcext:value-type="float">
            <text:p>39.4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1808" calcext:value-type="float">
            <text:p>39.6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41821935484" calcext:value-type="float">
            <text:p>41.52418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36327741936" calcext:value-type="float">
            <text:p>41.50363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2408" calcext:value-type="float">
            <text:p>41.8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8466" calcext:value-type="float">
            <text:p>41.828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03384" calcext:value-type="float">
            <text:p>41.62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21009032258" calcext:value-type="float">
            <text:p>40.97210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29117419355" calcext:value-type="float">
            <text:p>40.23291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75282580645" calcext:value-type="float">
            <text:p>39.48752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47184516129" calcext:value-type="float">
            <text:p>38.7847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30448" calcext:value-type="float">
            <text:p>38.43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117925" calcext:value-type="float">
            <text:p>38.39117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97782857143" calcext:value-type="float">
            <text:p>38.82977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21096774194" calcext:value-type="float">
            <text:p>39.0021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77922580645" calcext:value-type="float">
            <text:p>40.8377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55968" calcext:value-type="float">
            <text:p>41.32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4121" calcext:value-type="float">
            <text:p>41.3541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4424" calcext:value-type="float">
            <text:p>41.30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4593548387" calcext:value-type="float">
            <text:p>41.0624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10660645161" calcext:value-type="float">
            <text:p>40.68106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68336" calcext:value-type="float">
            <text:p>40.14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257875" calcext:value-type="float">
            <text:p>39.68257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1224" calcext:value-type="float">
            <text:p>39.13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40704516129" calcext:value-type="float">
            <text:p>38.93407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61914285714" calcext:value-type="float">
            <text:p>39.1961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33063225807" calcext:value-type="float">
            <text:p>39.38330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59086451613" calcext:value-type="float">
            <text:p>39.60590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67704" calcext:value-type="float">
            <text:p>39.9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15575" calcext:value-type="float">
            <text:p>40.10815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15712" calcext:value-type="float">
            <text:p>39.90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15246451613" calcext:value-type="float">
            <text:p>39.58152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769725" calcext:value-type="float">
            <text:p>39.48769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408" calcext:value-type="float">
            <text:p>38.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8949677419" calcext:value-type="float">
            <text:p>38.70989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24072" calcext:value-type="float">
            <text:p>38.4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181575" calcext:value-type="float">
            <text:p>38.91181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41042857143" calcext:value-type="float">
            <text:p>39.91410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99220645161" calcext:value-type="float">
            <text:p>39.90992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5960516129" calcext:value-type="float">
            <text:p>39.72596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87928" calcext:value-type="float">
            <text:p>39.7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07956129032" calcext:value-type="float">
            <text:p>39.77079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5752516129" calcext:value-type="float">
            <text:p>39.58575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10338064516" calcext:value-type="float">
            <text:p>39.07103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59158709677" calcext:value-type="float">
            <text:p>38.65591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23192" calcext:value-type="float">
            <text:p>38.01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196775" calcext:value-type="float">
            <text:p>37.84196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17024" calcext:value-type="float">
            <text:p>37.80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12033548387" calcext:value-type="float">
            <text:p>37.87120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75616" calcext:value-type="float">
            <text:p>38.09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9063483871" calcext:value-type="float">
            <text:p>37.80906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14350967742" calcext:value-type="float">
            <text:p>37.61143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57616" calcext:value-type="float">
            <text:p>37.66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6388" calcext:value-type="float">
            <text:p>38.1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56510967742" calcext:value-type="float">
            <text:p>37.81565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85550967742" calcext:value-type="float">
            <text:p>37.42855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4124" calcext:value-type="float">
            <text:p>37.31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17249032258" calcext:value-type="float">
            <text:p>37.20172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65483870968" calcext:value-type="float">
            <text:p>37.2765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41419354839" calcext:value-type="float">
            <text:p>37.5641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09897142857" calcext:value-type="float">
            <text:p>38.18098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828775" calcext:value-type="float">
            <text:p>38.87828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21896774194" calcext:value-type="float">
            <text:p>39.6421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99976" calcext:value-type="float">
            <text:p>40.56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3427096774" calcext:value-type="float">
            <text:p>40.55934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39504" calcext:value-type="float">
            <text:p>40.2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25675" calcext:value-type="float">
            <text:p>40.15425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65158709677" calcext:value-type="float">
            <text:p>39.64651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49872" calcext:value-type="float">
            <text:p>38.78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64663225806" calcext:value-type="float">
            <text:p>37.99646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7896" calcext:value-type="float">
            <text:p>37.50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4193548387" calcext:value-type="float">
            <text:p>37.6944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44385454545" calcext:value-type="float">
            <text:p>38.214438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338" calcext:value-type="float">
            <text:p>38.4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8501114607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1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352" meta:object-count="0"/>
    <meta:user-defined meta:name="AppVersion">3.0</meta:user-defined>
  </office:meta>
</office:document-meta>
</file>